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Adresse">
      <style:graphic-properties draw:fill="solid" draw:fill-color="#ccffff" draw:textarea-horizontal-align="left" fo:padding-left="0.1cm" fo:padding-right="0cm"/>
    </style:style>
    <style:style style:name="gr2" style:family="graphic" style:parent-style-name="standard">
      <style:graphic-properties draw:stroke="dash" draw:stroke-dash="Ultrafine_20_Dashed"/>
    </style:style>
    <style:style style:name="gr3" style:family="graphic" style:parent-style-name="Grösse">
      <style:graphic-properties draw:stroke="none" draw:fill="none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Adresse">
      <style:graphic-properties draw:stroke="dash" draw:stroke-dash="Ultrafine_20_Dashed"/>
    </style:style>
    <style:style style:name="gr6" style:family="graphic" style:parent-style-name="Adresse">
      <style:graphic-properties draw:fill="solid" draw:fill-color="#ffffcc" draw:textarea-horizontal-align="left" fo:padding-left="0.1cm" fo:padding-right="0cm"/>
    </style:style>
    <style:style style:name="gr7" style:family="graphic" style:parent-style-name="objectwithoutfill">
      <style:graphic-properties draw:stroke="dash" draw:stroke-dash="Ultrafine_20_Dashed" draw:fill="none"/>
    </style:style>
    <style:style style:name="gr8" style:family="graphic" style:parent-style-name="Adresse">
      <style:graphic-properties draw:textarea-horizontal-align="center"/>
    </style:style>
    <style:style style:name="gr9" style:family="graphic" style:parent-style-name="Exception_20_Beschreibung">
      <style:graphic-properties draw:stroke="none" draw:fill="none"/>
    </style:style>
    <style:style style:name="gr10" style:family="graphic" style:parent-style-name="standard">
      <style:graphic-properties draw:stroke="none" svg:stroke-color="#000000" draw:fill="none" draw:fill-color="#ffffff" fo:min-height="1cm" fo:padding-left="0cm"/>
    </style:style>
    <style:style style:name="gr11" style:family="graphic" style:parent-style-name="standard">
      <style:graphic-properties draw:fill="none" draw:textarea-vertical-align="middle" draw:auto-grow-height="false" fo:min-height="0.749cm" fo:min-width="0.499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fo:min-height="0.75cm" fo:padding-left="0cm"/>
    </style:style>
    <style:style style:name="gr13" style:family="graphic" style:parent-style-name="Adresse">
      <style:graphic-properties draw:textarea-horizontal-align="left" fo:padding-left="0.1cm" fo:padding-right="0cm"/>
    </style:style>
    <style:style style:name="gr14" style:family="graphic" style:parent-style-name="Adresse">
      <style:graphic-properties draw:textarea-horizontal-align="right" fo:padding-left="0.1cm" fo:padding-right="0cm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top" fo:min-height="0.75cm" fo:padding-left="0cm"/>
    </style:style>
    <style:style style:name="gr16" style:family="graphic" style:parent-style-name="standard">
      <style:graphic-properties draw:stroke="none" svg:stroke-color="#000000" draw:fill="none" draw:fill-color="#ffffff" draw:textarea-vertical-align="top" fo:min-height="1.75cm" fo:padding-left="0cm"/>
    </style:style>
    <style:style style:name="gr17" style:family="graphic" style:parent-style-name="standard">
      <style:graphic-properties draw:stroke="dash" draw:stroke-dash="Ultrafine_20_Dashed" svg:stroke-width="0.1cm" draw:marker-start-width="0.35cm" draw:marker-end-width="0.35cm" draw:textarea-horizontal-align="center" draw:textarea-vertical-align="middle" fo:padding-top="0.05cm" fo:padding-bottom="0.05cm" fo:padding-left="0.25cm" fo:padding-right="0.05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family="Arial" style:font-family-generic="swiss" style:font-pitch="variable"/>
    </style:style>
    <style:style style:name="P5" style:family="paragraph">
      <style:text-properties fo:font-family="Arial" style:font-family-generic="swiss" style:font-pitch="variable" fo:font-size="10pt" style:font-size-asian="10pt" style:font-size-complex="10pt"/>
    </style:style>
    <style:style style:name="P6" style:family="paragraph">
      <style:text-properties fo:font-family="Arial" style:font-family-generic="swiss" style:font-pitch="variable" fo:font-size="8pt" style:font-size-asian="8pt" style:font-size-complex="8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family="Arial" style:font-family-generic="swiss" style:font-pitch="variable"/>
    </style:style>
    <style:style style:name="T2" style:family="text">
      <style:text-properties fo:font-family="Arial" style:font-family-generic="swiss" style:font-pitch="variable" fo:font-size="10pt" style:font-size-asian="10pt" style:font-size-complex="10pt"/>
    </style:style>
    <style:style style:name="T3" style:family="text">
      <style:text-properties fo:font-family="Arial" style:font-family-generic="swiss" style:font-pitch="variable" fo:font-size="8pt" style:font-size-asian="8pt" style:font-size-complex="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7.25cm" svg:height="2.65cm" svg:x="21.75cm" svg:y="16.6cm">
          <text:p/>
        </draw:rect>
        <draw:line draw:style-name="gr2" draw:text-style-name="P2" draw:layer="layout" svg:x1="10.5cm" svg:y1="3.5cm" svg:x2="14cm" svg:y2="3.5cm">
          <text:p/>
        </draw:line>
        <draw:rect draw:style-name="standard" draw:text-style-name="P2" draw:layer="layout" svg:width="8cm" svg:height="4.5cm" svg:x="2.5cm" svg:y="2.5cm">
          <text:p text:style-name="P3">SDRAM external</text:p>
        </draw:rect>
        <draw:rect draw:style-name="standard" draw:text-style-name="P2" draw:layer="layout" svg:width="8cm" svg:height="1.25cm" svg:x="2.5cm" svg:y="10cm">
          <text:p text:style-name="P2">Peripheral Registers</text:p>
        </draw:rect>
        <draw:rect draw:style-name="Adresse" draw:layer="layout" svg:width="2cm" svg:height="0.5cm" svg:x="0.5cm" svg:y="2.5cm">
          <text:p text:style-name="P1">0x0000'0000</text:p>
        </draw:rect>
        <draw:rect draw:style-name="Adresse" draw:layer="layout" svg:width="2cm" svg:height="0.5cm" svg:x="0.5cm" svg:y="5.5cm">
          <text:p text:style-name="P2">0x07FF'FFFF</text:p>
        </draw:rect>
        <draw:rect draw:style-name="Adresse" draw:layer="layout" svg:width="2cm" svg:height="0.5cm" svg:x="0.5cm" svg:y="10cm">
          <text:p text:style-name="P2">0xF000'0000</text:p>
        </draw:rect>
        <draw:rect draw:style-name="Adresse" draw:layer="layout" svg:width="2cm" svg:height="0.5cm" svg:x="0.5cm" svg:y="10.75cm">
          <text:p text:style-name="P2">0xF000'3FFF</text:p>
        </draw:rect>
        <draw:rect draw:style-name="gr3" draw:text-style-name="P4" draw:layer="layout" svg:width="1.5cm" svg:height="4.5cm" svg:x="9cm" svg:y="2.5cm">
          <text:p text:style-name="P4"><text:span text:style-name="T1">128</text:span><text:span text:style-name="T1">MB on</text:span></text:p>
          <text:p text:style-name="P4"><text:span text:style-name="T1">SD_CS0</text:span></text:p>
        </draw:rect>
        <draw:rect draw:style-name="standard" draw:text-style-name="P2" draw:layer="layout" svg:width="8cm" svg:height="6.5cm" svg:x="2.5cm" svg:y="22.5cm">
          <text:p text:style-name="P2">Flash external</text:p>
        </draw:rect>
        <draw:rect draw:style-name="Adresse" draw:layer="layout" svg:width="2cm" svg:height="0.5cm" svg:x="0.5cm" svg:y="22.5cm">
          <text:p text:style-name="P2">0xFF00'0000</text:p>
        </draw:rect>
        <draw:rect draw:style-name="Adresse" draw:layer="layout" svg:width="2cm" svg:height="0.5cm" svg:x="0.5cm" svg:y="28.5cm">
          <text:p text:style-name="P2">0xFFFF'FFFF</text:p>
        </draw:rect>
        <draw:rect draw:style-name="gr3" draw:text-style-name="P4" draw:layer="layout" svg:width="2cm" svg:height="6.5cm" svg:x="8.5cm" svg:y="22.5cm">
          <text:p text:style-name="P4"><text:span text:style-name="T1">16</text:span><text:span text:style-name="T1">MB on</text:span></text:p>
          <text:p text:style-name="P4"><text:span text:style-name="T1">LP_CS0</text:span></text:p>
        </draw:rect>
        <draw:line draw:style-name="gr4" draw:text-style-name="P2" draw:layer="layout" svg:x1="10.5cm" svg:y1="6cm" svg:x2="10.5cm" svg:y2="18.5cm">
          <text:p/>
        </draw:line>
        <draw:line draw:style-name="gr5" draw:layer="layout" svg:x1="2.5cm" svg:y1="6cm" svg:x2="2.5cm" svg:y2="18.25cm">
          <text:p/>
        </draw:line>
        <draw:line draw:style-name="gr4" draw:text-style-name="P2" draw:layer="layout" svg:x1="10.5cm" svg:y1="12.75cm" svg:x2="10.5cm" svg:y2="14.5cm">
          <text:p/>
        </draw:line>
        <draw:line draw:style-name="gr4" draw:text-style-name="P2" draw:layer="layout" svg:x1="10.5cm" svg:y1="18cm" svg:x2="10.5cm" svg:y2="22.5cm">
          <text:p/>
        </draw:line>
        <draw:line draw:style-name="gr5" draw:layer="layout" svg:x1="2.5cm" svg:y1="18cm" svg:x2="2.5cm" svg:y2="22.5cm">
          <text:p/>
        </draw:line>
        <draw:line draw:style-name="gr5" draw:layer="layout" svg:x1="2.5cm" svg:y1="12.75cm" svg:x2="2.5cm" svg:y2="14.5cm">
          <text:p/>
        </draw:line>
        <draw:rect draw:style-name="gr6" draw:text-style-name="P1" draw:layer="layout" svg:width="7.25cm" svg:height="13.5cm" svg:x="21.75cm" svg:y="2.5cm">
          <text:p/>
        </draw:rect>
        <draw:rect draw:style-name="Adresse" draw:layer="layout" svg:width="1.75cm" svg:height="0.5cm" svg:x="20cm" svg:y="2.5cm">
          <text:p text:style-name="P1">0x0000'0000</text:p>
        </draw:rect>
        <draw:rect draw:style-name="Adresse" draw:layer="layout" svg:width="1.75cm" svg:height="0.5cm" svg:x="20cm" svg:y="3cm">
          <text:p text:style-name="P1">0x0000'0100</text:p>
        </draw:rect>
        <draw:line draw:style-name="gr2" draw:text-style-name="P2" draw:layer="layout" svg:x1="10.5cm" svg:y1="2.5cm" svg:x2="21.75cm" svg:y2="2.5cm">
          <text:p/>
        </draw:line>
        <draw:path draw:style-name="gr7" draw:text-style-name="P2" draw:layer="layout" svg:width="5.999cm" svg:height="15.752cm" svg:x="14cm" svg:y="3.5cm" svg:viewBox="0 0 6000 15753" svg:d="m0 0c6000 0 0 16000 6000 15750">
          <text:p/>
        </draw:path>
        <draw:rect draw:style-name="Adresse" draw:layer="layout" svg:width="1.75cm" svg:height="0.5cm" svg:x="20cm" svg:y="3.5cm">
          <text:p text:style-name="P1">0x0000'0200</text:p>
        </draw:rect>
        <draw:rect draw:style-name="Adresse" draw:layer="layout" svg:width="1.75cm" svg:height="0.5cm" svg:x="20cm" svg:y="4cm">
          <text:p text:style-name="P1">0x0000'0300</text:p>
        </draw:rect>
        <draw:rect draw:style-name="Adresse" draw:layer="layout" svg:width="1.75cm" svg:height="0.5cm" svg:x="20cm" svg:y="4.5cm">
          <text:p text:style-name="P1">0x0000'0400</text:p>
        </draw:rect>
        <draw:rect draw:style-name="Adresse" draw:layer="layout" svg:width="1.75cm" svg:height="0.5cm" svg:x="20cm" svg:y="5cm">
          <text:p text:style-name="P1">0x0000'0500</text:p>
        </draw:rect>
        <draw:rect draw:style-name="Adresse" draw:layer="layout" svg:width="1.75cm" svg:height="0.5cm" svg:x="20cm" svg:y="5.5cm">
          <text:p text:style-name="P1">0x0000'0600</text:p>
        </draw:rect>
        <draw:rect draw:style-name="Adresse" draw:layer="layout" svg:width="1.75cm" svg:height="0.5cm" svg:x="20cm" svg:y="6cm">
          <text:p text:style-name="P1">0x0000'0700</text:p>
        </draw:rect>
        <draw:rect draw:style-name="Adresse" draw:layer="layout" svg:width="1.75cm" svg:height="0.5cm" svg:x="20cm" svg:y="6.5cm">
          <text:p text:style-name="P1">0x0000'0800</text:p>
        </draw:rect>
        <draw:rect draw:style-name="Adresse" draw:layer="layout" svg:width="1.75cm" svg:height="0.5cm" svg:x="20cm" svg:y="7cm">
          <text:p text:style-name="P1">0x0000'0900</text:p>
        </draw:rect>
        <draw:rect draw:style-name="Adresse" draw:layer="layout" svg:width="1.75cm" svg:height="0.5cm" svg:x="20cm" svg:y="7.5cm">
          <text:p text:style-name="P1">0x0000'0A00</text:p>
        </draw:rect>
        <draw:rect draw:style-name="Adresse" draw:layer="layout" svg:width="1.75cm" svg:height="0.5cm" svg:x="20cm" svg:y="8cm">
          <text:p text:style-name="P1">0x0000'0B00</text:p>
        </draw:rect>
        <draw:rect draw:style-name="Adresse" draw:layer="layout" svg:width="1.75cm" svg:height="0.5cm" svg:x="20cm" svg:y="8.5cm">
          <text:p text:style-name="P1">0x0000'0C00</text:p>
        </draw:rect>
        <draw:rect draw:style-name="Adresse" draw:layer="layout" svg:width="1.75cm" svg:height="0.5cm" svg:x="20cm" svg:y="9cm">
          <text:p text:style-name="P1">0x0000'0D00</text:p>
        </draw:rect>
        <draw:rect draw:style-name="Adresse" draw:layer="layout" svg:width="1.75cm" svg:height="0.5cm" svg:x="20cm" svg:y="9.5cm">
          <text:p text:style-name="P1">0x0000'0E00</text:p>
        </draw:rect>
        <draw:rect draw:style-name="Adresse" draw:layer="layout" svg:width="1.75cm" svg:height="0.5cm" svg:x="20cm" svg:y="10cm">
          <text:p text:style-name="P1">0x0000'1000</text:p>
        </draw:rect>
        <draw:rect draw:style-name="Adresse" draw:layer="layout" svg:width="1.75cm" svg:height="0.5cm" svg:x="20cm" svg:y="10.5cm">
          <text:p text:style-name="P1">0x0000'1100</text:p>
        </draw:rect>
        <draw:rect draw:style-name="Adresse" draw:layer="layout" svg:width="1.75cm" svg:height="0.5cm" svg:x="20cm" svg:y="11cm">
          <text:p text:style-name="P1">0x0000'1200</text:p>
        </draw:rect>
        <draw:rect draw:style-name="Adresse" draw:layer="layout" svg:width="1.75cm" svg:height="0.5cm" svg:x="20cm" svg:y="11.5cm">
          <text:p text:style-name="P1">0x0000'1300</text:p>
        </draw:rect>
        <draw:rect draw:style-name="Adresse" draw:layer="layout" svg:width="1.75cm" svg:height="0.5cm" svg:x="20cm" svg:y="12cm">
          <text:p text:style-name="P1">0x0000'1400</text:p>
        </draw:rect>
        <draw:rect draw:style-name="Adresse" draw:layer="layout" svg:width="1.75cm" svg:height="0.5cm" svg:x="20cm" svg:y="12.5cm">
          <text:p text:style-name="P1">0x0000'1500</text:p>
        </draw:rect>
        <draw:rect draw:style-name="gr8" draw:text-style-name="P2" draw:layer="layout" svg:width="1.75cm" svg:height="0.5cm" svg:x="20cm" svg:y="13cm">
          <text:p text:style-name="P2">⋮</text:p>
        </draw:rect>
        <draw:rect draw:style-name="Adresse" draw:layer="layout" svg:width="1.75cm" svg:height="0.5cm" svg:x="20cm" svg:y="13.5cm">
          <text:p text:style-name="P1">0x0000'1BFF</text:p>
        </draw:rect>
        <draw:rect draw:style-name="Adresse" draw:layer="layout" svg:width="1.75cm" svg:height="0.5cm" svg:x="20cm" svg:y="14cm">
          <text:p text:style-name="P1">0x0000'1C00</text:p>
        </draw:rect>
        <draw:rect draw:style-name="Adresse" draw:layer="layout" svg:width="1.75cm" svg:height="0.5cm" svg:x="20cm" svg:y="14.5cm">
          <text:p text:style-name="P1">0x0000'1D00</text:p>
        </draw:rect>
        <draw:rect draw:style-name="Adresse" draw:layer="layout" svg:width="1.75cm" svg:height="0.5cm" svg:x="20cm" svg:y="15cm">
          <text:p text:style-name="P1">0x0000'1E00</text:p>
        </draw:rect>
        <draw:rect draw:style-name="Adresse" draw:layer="layout" svg:width="1.75cm" svg:height="0.5cm" svg:x="20cm" svg:y="15.5cm">
          <text:p text:style-name="P1">0x0000'1F00</text:p>
        </draw:rect>
        <draw:rect draw:style-name="Adresse" draw:layer="layout" svg:width="1.75cm" svg:height="0.5cm" svg:x="20cm" svg:y="16.6cm">
          <text:p text:style-name="P1">0x0000'4000</text:p>
        </draw:rect>
        <draw:rect draw:style-name="standard" draw:text-style-name="P2" draw:layer="layout" svg:width="7.25cm" svg:height="16.75cm" svg:x="21.75cm" svg:y="2.5cm">
          <text:p/>
        </draw:rect>
        <draw:rect draw:style-name="gr8" draw:text-style-name="P2" draw:layer="layout" svg:width="1.75cm" svg:height="1.5cm" svg:x="20cm" svg:y="17.1cm">
          <text:p text:style-name="P2">⋮</text:p>
        </draw:rect>
        <draw:rect draw:style-name="Adresse" draw:layer="layout" svg:width="1.75cm" svg:height="0.5cm" svg:x="20cm" svg:y="18.6cm">
          <text:p text:style-name="P1">0x0000'7xxx</text:p>
        </draw:rect>
        <draw:rect draw:style-name="gr9" draw:text-style-name="P5" draw:layer="layout" svg:width="7cm" svg:height="0.5cm" svg:x="22cm" svg:y="3cm">
          <text:p text:style-name="P5">System reset, NMI interrupt</text:p>
        </draw:rect>
        <draw:rect draw:style-name="gr9" draw:text-style-name="P5" draw:layer="layout" svg:width="7cm" svg:height="0.5cm" svg:x="22cm" svg:y="2.5cm">
          <text:p text:style-name="P5"><text:span text:style-name="T2">Reserved</text:span></text:p>
        </draw:rect>
        <draw:rect draw:style-name="gr9" draw:text-style-name="P5" draw:layer="layout" svg:width="7cm" svg:height="0.5cm" svg:x="22cm" svg:y="3.5cm">
          <text:p text:style-name="P5"><text:span text:style-name="T2">Machine check</text:span></text:p>
        </draw:rect>
        <draw:rect draw:style-name="gr9" draw:text-style-name="P5" draw:layer="layout" svg:width="7cm" svg:height="0.5cm" svg:x="22cm" svg:y="4cm">
          <text:p text:style-name="P5"><text:span text:style-name="T2">Reserved</text:span></text:p>
        </draw:rect>
        <draw:rect draw:style-name="gr9" draw:text-style-name="P5" draw:layer="layout" svg:width="7cm" svg:height="0.5cm" svg:x="22cm" svg:y="4.5cm">
          <text:p text:style-name="P5"><text:span text:style-name="T2">Reserved</text:span></text:p>
        </draw:rect>
        <draw:rect draw:style-name="gr9" draw:layer="layout" svg:width="7cm" svg:height="0.5cm" svg:x="22cm" svg:y="4.6cm">
          <text:p><text:span text:style-name="T2">External</text:span> <text:span text:style-name="T2">Interrupt</text:span></text:p>
        </draw:rect>
        <draw:rect draw:style-name="gr9" draw:text-style-name="P5" draw:layer="layout" svg:width="7cm" svg:height="0.5cm" svg:x="22cm" svg:y="5.5cm">
          <text:p text:style-name="P5"><text:span text:style-name="T2">Alignment</text:span></text:p>
        </draw:rect>
        <draw:rect draw:style-name="gr9" draw:text-style-name="P5" draw:layer="layout" svg:width="7cm" svg:height="0.5cm" svg:x="22cm" svg:y="6cm">
          <text:p text:style-name="P5"><text:span text:style-name="T2">Program</text:span></text:p>
        </draw:rect>
        <draw:rect draw:style-name="gr9" draw:text-style-name="P5" draw:layer="layout" svg:width="7cm" svg:height="0.5cm" svg:x="22cm" svg:y="6.5cm">
          <text:p text:style-name="P5"><text:span text:style-name="T2">Floating-point unavailable</text:span></text:p>
        </draw:rect>
        <draw:rect draw:style-name="gr9" draw:text-style-name="P5" draw:layer="layout" svg:width="7cm" svg:height="0.5cm" svg:x="22cm" svg:y="7cm">
          <text:p text:style-name="P5"><text:span text:style-name="T2">Decrementer</text:span></text:p>
        </draw:rect>
        <draw:rect draw:style-name="gr9" draw:text-style-name="P5" draw:layer="layout" svg:width="7cm" svg:height="0.5cm" svg:x="22cm" svg:y="7.5cm">
          <text:p text:style-name="P5"><text:span text:style-name="T2">Reserved</text:span></text:p>
        </draw:rect>
        <draw:rect draw:style-name="gr9" draw:text-style-name="P5" draw:layer="layout" svg:width="7cm" svg:height="0.5cm" svg:x="22cm" svg:y="8cm">
          <text:p text:style-name="P5"><text:span text:style-name="T2">Reserved</text:span></text:p>
        </draw:rect>
        <draw:rect draw:style-name="gr9" draw:text-style-name="P5" draw:layer="layout" svg:width="7cm" svg:height="0.5cm" svg:x="22cm" svg:y="8.5cm">
          <text:p text:style-name="P5"><text:span text:style-name="T1">System call</text:span></text:p>
        </draw:rect>
        <draw:rect draw:style-name="gr9" draw:text-style-name="P5" draw:layer="layout" svg:width="7cm" svg:height="0.5cm" svg:x="22cm" svg:y="9cm">
          <text:p text:style-name="P5"><text:span text:style-name="T2">Trace</text:span></text:p>
        </draw:rect>
        <draw:rect draw:style-name="gr9" draw:text-style-name="P5" draw:layer="layout" svg:width="7cm" svg:height="0.5cm" svg:x="22cm" svg:y="9.5cm">
          <text:p text:style-name="P5"><text:span text:style-name="T2">Floating-point assist</text:span></text:p>
        </draw:rect>
        <draw:rect draw:style-name="gr9" draw:text-style-name="P6" draw:layer="layout" svg:width="7cm" svg:height="0.5cm" svg:x="22cm" svg:y="10cm">
          <text:p text:style-name="P6"><text:span text:style-name="T3">Implementation-dependent software emulation</text:span></text:p>
        </draw:rect>
        <draw:rect draw:style-name="gr9" draw:text-style-name="P5" draw:layer="layout" svg:width="7cm" svg:height="0.5cm" svg:x="22cm" svg:y="10.5cm">
          <text:p text:style-name="P5">Reserved</text:p>
        </draw:rect>
        <draw:rect draw:style-name="gr9" draw:text-style-name="P5" draw:layer="layout" svg:width="7cm" svg:height="0.5cm" svg:x="22cm" svg:y="11cm">
          <text:p text:style-name="P5"><text:span text:style-name="T2">Reserved</text:span></text:p>
        </draw:rect>
        <draw:rect draw:style-name="gr9" draw:text-style-name="P6" draw:layer="layout" svg:width="7cm" svg:height="0.5cm" svg:x="22cm" svg:y="11.5cm">
          <text:p text:style-name="P6"><text:span text:style-name="T3">Implementation-dependent instruction protection error</text:span></text:p>
        </draw:rect>
        <draw:rect draw:style-name="gr9" draw:text-style-name="P6" draw:layer="layout" svg:width="7cm" svg:height="0.5cm" svg:x="22cm" svg:y="12cm">
          <text:p text:style-name="P6"><text:span text:style-name="T1">Implementation-dependent data protection error</text:span></text:p>
        </draw:rect>
        <draw:rect draw:style-name="gr9" draw:text-style-name="P5" draw:layer="layout" svg:width="7cm" svg:height="0.5cm" svg:x="22cm" svg:y="13cm">
          <text:p text:style-name="P5"><text:span text:style-name="T2">Reserved</text:span></text:p>
        </draw:rect>
        <draw:rect draw:style-name="gr9" draw:text-style-name="P6" draw:layer="layout" svg:width="7cm" svg:height="0.5cm" svg:x="22cm" svg:y="14cm">
          <text:p text:style-name="P6"><text:span text:style-name="T1">Implementation-dependent data breakpoint</text:span></text:p>
        </draw:rect>
        <draw:rect draw:style-name="gr9" draw:text-style-name="P6" draw:layer="layout" svg:width="7cm" svg:height="0.5cm" svg:x="22cm" svg:y="14.5cm">
          <text:p text:style-name="P6"><text:span text:style-name="T1">Implementation-dependent instruction breakpoint</text:span></text:p>
        </draw:rect>
        <draw:rect draw:style-name="gr9" draw:text-style-name="P6" draw:layer="layout" svg:width="7cm" svg:height="0.5cm" svg:x="22cm" svg:y="15cm">
          <text:p text:style-name="P6"><text:span text:style-name="T1">Implementation-dependent maskable external breakp.</text:span></text:p>
        </draw:rect>
        <draw:rect draw:style-name="gr9" draw:text-style-name="P6" draw:layer="layout" svg:width="7cm" svg:height="0.5cm" svg:x="22cm" svg:y="15.5cm">
          <text:p text:style-name="P6">Implementation-dependent non-maskable ext. breakp.</text:p>
        </draw:rect>
        <draw:rect draw:style-name="gr9" draw:text-style-name="P5" draw:layer="layout" svg:width="7cm" svg:height="1cm" svg:x="22cm" svg:y="17.6cm">
          <text:p text:style-name="P5">System table</text:p>
        </draw:rect>
        <draw:frame draw:style-name="gr10" draw:text-style-name="P7" draw:layer="layout" svg:width="8cm" svg:height="1cm" svg:x="2.5cm" svg:y="1.5cm">
          <draw:text-box>
            <text:p><text:span text:style-name="T4">General Memory Map:</text:span></text:p>
          </draw:text-box>
        </draw:frame>
        <draw:custom-shape draw:style-name="gr11" draw:text-style-name="P2" draw:layer="layout" svg:width="0.75cm" svg:height="13.5cm" svg:x="29.25cm" svg:y="2.5cm">
          <text:p/>
          <draw:enhanced-geometry svg:viewBox="0 0 21600 21600" draw:glue-points="0 0 0 21600 21600 10800" draw:text-areas="0 ?f9 7800 ?f10" draw:type="right-brace" draw:modifiers="715.147026146211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2" draw:layer="layout" svg:width="0.75cm" svg:height="2.5cm" svg:x="29.25cm" svg:y="16.6cm">
          <text:p/>
          <draw:enhanced-geometry svg:viewBox="0 0 21600 21600" draw:glue-points="0 0 0 21600 21600 10800" draw:text-areas="0 ?f9 7800 ?f10" draw:type="right-brace" draw:modifiers="3143.7025189924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layer="layout" svg:width="13.5cm" svg:height="0.75cm" draw:transform="rotate (1.5707963267949) translate (30.25cm 16cm)">
          <draw:text-box>
            <text:p>Exception code</text:p>
          </draw:text-box>
        </draw:frame>
        <draw:frame draw:style-name="gr12" draw:layer="layout" svg:width="2.5cm" svg:height="0.75cm" draw:transform="rotate (1.5707963267949) translate (30.25cm 19.1cm)">
          <draw:text-box>
            <text:p>System table</text:p>
          </draw:text-box>
        </draw:frame>
        <draw:line draw:style-name="gr2" draw:text-style-name="P2" draw:layer="layout" svg:x1="20cm" svg:y1="19.25cm" svg:x2="21.75cm" svg:y2="19.25cm">
          <text:p/>
        </draw:line>
        <draw:frame draw:style-name="gr10" draw:text-style-name="P7" draw:layer="layout" svg:width="7cm" svg:height="1cm" svg:x="21.75cm" svg:y="21.5cm">
          <draw:text-box>
            <text:p><text:span text:style-name="T4">Details to external flash: 28F128P33-B</text:span></text:p>
          </draw:text-box>
        </draw:frame>
        <draw:rect draw:style-name="gr13" draw:text-style-name="P3" draw:layer="layout" svg:width="4cm" svg:height="0.5cm" svg:x="17.75cm" svg:y="22.55cm">
          <text:p text:style-name="P3">0xFF00'0000 ... 0xFF00'7FFF</text:p>
        </draw:rect>
        <draw:rect draw:style-name="gr13" draw:text-style-name="P3" draw:layer="layout" svg:width="1cm" svg:height="0.5cm" svg:x="21.978cm" svg:y="22.562cm">
          <text:p text:style-name="P3">Blk_0</text:p>
        </draw:rect>
        <draw:rect draw:style-name="gr14" draw:text-style-name="P1" draw:layer="layout" svg:width="1.5cm" svg:height="0.5cm" svg:x="27.25cm" svg:y="22.55cm">
          <text:p text:style-name="P1">32 kB</text:p>
        </draw:rect>
        <draw:rect draw:style-name="standard" draw:text-style-name="P2" draw:layer="layout" svg:width="7.25cm" svg:height="0.5cm" svg:x="21.75cm" svg:y="22.5cm">
          <text:p/>
        </draw:rect>
        <draw:frame draw:style-name="gr15" draw:text-style-name="P8" draw:layer="layout" svg:width="31cm" svg:height="0.75cm" svg:x="0cm" svg:y="0.5cm">
          <draw:text-box>
            <text:p text:style-name="P2"><text:span text:style-name="T5">deep: Memory Map for phyCore MPC5200 tiny Module</text:span></text:p>
          </draw:text-box>
        </draw:frame>
        <draw:line draw:style-name="gr2" draw:text-style-name="P2" draw:layer="layout" svg:x1="10.5cm" svg:y1="29cm" svg:x2="14cm" svg:y2="29cm">
          <text:p/>
        </draw:line>
        <draw:line draw:style-name="gr2" draw:text-style-name="P2" draw:layer="layout" svg:x1="10.5cm" svg:y1="22.5cm" svg:x2="21.75cm" svg:y2="22.5cm">
          <text:p/>
        </draw:line>
        <draw:path draw:style-name="gr7" draw:text-style-name="P2" draw:layer="layout" svg:width="5.999cm" svg:height="2.999cm" svg:x="14cm" svg:y="29cm" svg:viewBox="0 0 6000 3000" svg:d="m0 0c6000 0 0 3000 6000 3000">
          <text:p/>
        </draw:path>
        <draw:line draw:style-name="gr2" draw:text-style-name="P2" draw:layer="layout" svg:x1="20cm" svg:y1="32cm" svg:x2="21.75cm" svg:y2="32cm">
          <text:p/>
        </draw:line>
        <draw:frame draw:style-name="gr16" draw:layer="layout" svg:width="7cm" svg:height="1.75cm" svg:x="2.5cm" svg:y="30.75cm">
          <draw:text-box>
            <text:p>- Drawing not to scale</text:p>
            <text:p>- Units use binary prefixes:<text:line-break/> <text:s/>1 kB = 1024 Byte<text:line-break/> <text:s/>1 MB = 1024 kB = 1'048'576 Byte</text:p>
          </draw:text-box>
        </draw:frame>
        <draw:frame draw:style-name="gr10" draw:text-style-name="P7" draw:layer="layout" svg:width="7cm" svg:height="1cm" svg:x="2.5cm" svg:y="29.75cm">
          <draw:text-box>
            <text:p><text:span text:style-name="T4">Please note:</text:span></text:p>
          </draw:text-box>
        </draw:frame>
        <draw:rect draw:style-name="standard" draw:text-style-name="P2" draw:layer="layout" svg:width="8cm" svg:height="1.25cm" svg:x="2.5cm" svg:y="11.8cm">
          <text:p text:style-name="P2">SRAM internal</text:p>
        </draw:rect>
        <draw:rect draw:style-name="Adresse" draw:layer="layout" svg:width="2cm" svg:height="0.5cm" svg:x="0.5cm" svg:y="11.8cm">
          <text:p text:style-name="P2">0xF000'8000</text:p>
        </draw:rect>
        <draw:rect draw:style-name="Adresse" draw:layer="layout" svg:width="2cm" svg:height="0.5cm" svg:x="0.5cm" svg:y="12.55cm">
          <text:p text:style-name="P2">0xF000'BFFF</text:p>
        </draw:rect>
        <draw:rect draw:style-name="gr3" draw:text-style-name="P4" draw:layer="layout" svg:width="1.5cm" svg:height="1.35cm" svg:x="9cm" svg:y="11.75cm">
          <text:p text:style-name="P4"><text:span text:style-name="T1">16</text:span><text:span text:style-name="T1">kB</text:span></text:p>
        </draw:rect>
        <draw:rect draw:style-name="gr13" draw:text-style-name="P3" draw:layer="layout" svg:width="1cm" svg:height="0.5cm" svg:x="21.978cm" svg:y="23.062cm">
          <text:p text:style-name="P3">Blk_1</text:p>
        </draw:rect>
        <draw:rect draw:style-name="gr14" draw:text-style-name="P1" draw:layer="layout" svg:width="1.5cm" svg:height="0.5cm" svg:x="27.25cm" svg:y="23.05cm">
          <text:p text:style-name="P1">32 kB</text:p>
        </draw:rect>
        <draw:rect draw:style-name="standard" draw:text-style-name="P2" draw:layer="layout" svg:width="7.25cm" svg:height="0.5cm" svg:x="21.75cm" svg:y="23cm">
          <text:p/>
        </draw:rect>
        <draw:rect draw:style-name="gr13" draw:text-style-name="P3" draw:layer="layout" svg:width="1cm" svg:height="0.5cm" svg:x="21.978cm" svg:y="23.562cm">
          <text:p text:style-name="P3">Blk_2</text:p>
        </draw:rect>
        <draw:rect draw:style-name="gr14" draw:text-style-name="P1" draw:layer="layout" svg:width="1.5cm" svg:height="0.5cm" svg:x="27.25cm" svg:y="23.55cm">
          <text:p text:style-name="P1">32 kB</text:p>
        </draw:rect>
        <draw:rect draw:style-name="standard" draw:text-style-name="P2" draw:layer="layout" svg:width="7.25cm" svg:height="0.5cm" svg:x="21.75cm" svg:y="23.5cm">
          <text:p/>
        </draw:rect>
        <draw:rect draw:style-name="gr13" draw:text-style-name="P3" draw:layer="layout" svg:width="1cm" svg:height="0.5cm" svg:x="21.978cm" svg:y="24.062cm">
          <text:p text:style-name="P3">Blk_3</text:p>
        </draw:rect>
        <draw:rect draw:style-name="gr14" draw:text-style-name="P1" draw:layer="layout" svg:width="1.5cm" svg:height="0.5cm" svg:x="27.25cm" svg:y="24.05cm">
          <text:p text:style-name="P1">32 kB</text:p>
        </draw:rect>
        <draw:rect draw:style-name="standard" draw:text-style-name="P2" draw:layer="layout" svg:width="7.25cm" svg:height="0.5cm" svg:x="21.75cm" svg:y="24cm">
          <text:p/>
        </draw:rect>
        <draw:rect draw:style-name="gr13" draw:text-style-name="P3" draw:layer="layout" svg:width="4cm" svg:height="0.5cm" svg:x="17.75cm" svg:y="23.05cm">
          <text:p text:style-name="P3">0xFF00'8000 ... 0xFF00'FFFF</text:p>
        </draw:rect>
        <draw:rect draw:style-name="gr13" draw:text-style-name="P3" draw:layer="layout" svg:width="4cm" svg:height="0.5cm" svg:x="17.75cm" svg:y="23.55cm">
          <text:p text:style-name="P3">0xFF01'0000 ... 0xFF01'7FFF</text:p>
        </draw:rect>
        <draw:rect draw:style-name="gr13" draw:text-style-name="P3" draw:layer="layout" svg:width="4cm" svg:height="0.5cm" svg:x="17.75cm" svg:y="24.05cm">
          <text:p text:style-name="P3">0xFF01'8000 ... 0xFF01'FFFF</text:p>
        </draw:rect>
        <draw:rect draw:style-name="gr13" draw:text-style-name="P3" draw:layer="layout" svg:width="1cm" svg:height="0.5cm" svg:x="21.978cm" svg:y="24.862cm">
          <text:p text:style-name="P3">Blk_4</text:p>
        </draw:rect>
        <draw:rect draw:style-name="gr14" draw:text-style-name="P1" draw:layer="layout" svg:width="1.5cm" svg:height="0.5cm" svg:x="27.25cm" svg:y="24.85cm">
          <text:p text:style-name="P1">128kB</text:p>
        </draw:rect>
        <draw:rect draw:style-name="standard" draw:text-style-name="P2" draw:layer="layout" svg:width="7.25cm" svg:height="1.25cm" svg:x="21.75cm" svg:y="24.5cm">
          <text:p/>
        </draw:rect>
        <draw:rect draw:style-name="gr13" draw:text-style-name="P3" draw:layer="layout" svg:width="4cm" svg:height="0.5cm" svg:x="17.75cm" svg:y="24.85cm">
          <text:p text:style-name="P3">0xFF02'0000 ... 0xFF03'FFFF</text:p>
        </draw:rect>
        <draw:rect draw:style-name="gr13" draw:text-style-name="P3" draw:layer="layout" svg:width="1cm" svg:height="0.5cm" svg:x="21.978cm" svg:y="26.162cm">
          <text:p text:style-name="P3">Blk_5</text:p>
        </draw:rect>
        <draw:rect draw:style-name="gr14" draw:text-style-name="P1" draw:layer="layout" svg:width="1.5cm" svg:height="0.5cm" svg:x="27.25cm" svg:y="26.15cm">
          <text:p text:style-name="P1">128kB</text:p>
        </draw:rect>
        <draw:rect draw:style-name="standard" draw:text-style-name="P2" draw:layer="layout" svg:width="7.25cm" svg:height="1.3cm" svg:x="21.75cm" svg:y="25.75cm">
          <text:p/>
        </draw:rect>
        <draw:rect draw:style-name="gr13" draw:text-style-name="P3" draw:layer="layout" svg:width="4cm" svg:height="0.5cm" svg:x="17.75cm" svg:y="26.15cm">
          <text:p text:style-name="P3">0xFF04'0000 ... 0xFF05'FFFF</text:p>
        </draw:rect>
        <draw:rect draw:style-name="gr13" draw:text-style-name="P3" draw:layer="layout" svg:width="1cm" svg:height="0.5cm" svg:x="21.978cm" svg:y="27.462cm">
          <text:p text:style-name="P3">Blk_5</text:p>
        </draw:rect>
        <draw:rect draw:style-name="gr14" draw:text-style-name="P1" draw:layer="layout" svg:width="1.5cm" svg:height="0.5cm" svg:x="27.25cm" svg:y="27.45cm">
          <text:p text:style-name="P1">128kB</text:p>
        </draw:rect>
        <draw:rect draw:style-name="standard" draw:text-style-name="P2" draw:layer="layout" svg:width="7.25cm" svg:height="1.3cm" svg:x="21.75cm" svg:y="27.05cm">
          <text:p/>
        </draw:rect>
        <draw:rect draw:style-name="gr13" draw:text-style-name="P3" draw:layer="layout" svg:width="4cm" svg:height="0.5cm" svg:x="17.75cm" svg:y="27.45cm">
          <text:p text:style-name="P3">0xFF06'0000 ... 0xFF07'FFFF</text:p>
        </draw:rect>
        <draw:rect draw:style-name="gr13" draw:text-style-name="P3" draw:layer="layout" svg:width="1cm" svg:height="0.5cm" svg:x="21.978cm" svg:y="31.162cm">
          <text:p text:style-name="P3">Blk_130</text:p>
        </draw:rect>
        <draw:rect draw:style-name="gr14" draw:text-style-name="P1" draw:layer="layout" svg:width="1.5cm" svg:height="0.5cm" svg:x="27.25cm" svg:y="31.15cm">
          <text:p text:style-name="P1">128kB</text:p>
        </draw:rect>
        <draw:rect draw:style-name="standard" draw:text-style-name="P2" draw:layer="layout" svg:width="7.25cm" svg:height="1.3cm" svg:x="21.75cm" svg:y="30.75cm">
          <text:p/>
        </draw:rect>
        <draw:rect draw:style-name="gr13" draw:text-style-name="P3" draw:layer="layout" svg:width="4cm" svg:height="0.5cm" svg:x="17.75cm" svg:y="31.15cm">
          <text:p text:style-name="P3">0xFFFE'0000 ... 0xFFFF'FFFF</text:p>
        </draw:rect>
        <draw:line draw:style-name="gr17" draw:text-style-name="P2" draw:layer="layout" svg:x1="25.5cm" svg:y1="28.5cm" svg:x2="25.5cm" svg:y2="30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46" draw:fill-image-name="Bitmape_20_1" draw:fill-image-width="0cm" draw:fill-image-height="0cm" draw:textarea-horizontal-align="left" draw:textarea-vertical-align="middle" fo:padding-top="0cm" fo:padding-bottom="0cm" fo:padding-left="0.2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dresse" style:family="graphic" style:parent-style-name="standard">
      <style:graphic-properties draw:stroke="none" draw:textarea-horizontal-align="right" draw:textarea-vertical-align="middle" fo:padding-top="0cm" fo:padding-bottom="0cm" fo:padding-left="0cm" fo:padding-right="0.1cm"/>
      <style:paragraph-properties fo:text-align="end"/>
      <style:text-properties fo:font-size="8pt"/>
    </style:style>
    <style:style style:name="Grösse" style:family="graphic">
      <style:graphic-properties draw:textarea-horizontal-align="right" draw:textarea-vertical-align="bottom" fo:padding-bottom="0.2cm" fo:padding-left="0cm" fo:padding-right="0.2cm"/>
      <style:text-properties fo:font-size="10pt"/>
    </style:style>
    <style:style style:name="Exception_20_Beschreibung" style:display-name="Exception Beschreibung" style:family="graphic">
      <style:graphic-properties draw:textarea-horizontal-align="left" fo:padding-left="0.1cm" fo:padding-right="0cm"/>
      <style:paragraph-properties fo:text-align="start"/>
    </style:style>
  </office:styles>
  <office:automatic-styles>
    <style:page-layout style:name="PM0">
      <style:page-layout-properties fo:margin-top="0cm" fo:margin-bottom="0cm" fo:margin-left="0cm" fo:margin-right="0cm" fo:page-width="31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Züger</meta:initial-creator>
    <meta:creation-date>2011-05-24T09:27:34.51</meta:creation-date>
    <dc:date>2014-05-13T08:43:18.84</dc:date>
    <dc:creator>Urs Graf</dc:creator>
    <meta:editing-duration>PT3H47M29S</meta:editing-duration>
    <meta:editing-cycles>19</meta:editing-cycles>
    <meta:generator>LibreOffice/3.4$Win32 LibreOffice_project/340m1$Build-103</meta:generator>
    <meta:printed-by>Martin Züger</meta:printed-by>
    <meta:print-date>2011-05-24T11:34:28.49</meta:print-date>
    <meta:document-statistic meta:object-count="130"/>
  </office:meta>
</office:document-meta>
</file>